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sPlusNormal">
      <style:paragraph-properties fo:text-align="justify" style:justify-single-word="false"/>
    </style:style>
    <style:style style:name="P2" style:family="paragraph" style:parent-style-name="ConsPlusNormal">
      <style:paragraph-properties fo:margin-left="0in" fo:margin-right="0in" fo:text-align="justify" style:justify-single-word="false" fo:text-indent="0.4925in" style:auto-text-indent="false"/>
    </style:style>
    <style:style style:name="P3" style:family="paragraph" style:parent-style-name="Standard">
      <style:paragraph-properties fo:text-align="justify" style:justify-single-word="false" style:text-autospace="none"/>
    </style:style>
    <style:style style:name="P4" style:family="paragraph" style:parent-style-name="Standard">
      <style:paragraph-properties fo:text-align="justify" style:justify-single-word="false" style:text-autospace="non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 style:text-autospace="none"/>
      <style:text-properties fo:font-size="14pt" style:font-size-asian="14pt" style:font-size-complex="14pt"/>
    </style:style>
    <style:style style:name="P7" style:family="paragraph" style:parent-style-name="Standard">
      <style:paragraph-properties fo:text-align="justify" style:justify-single-word="false" style:text-autospace="none"/>
      <style:text-properties fo:font-size="14pt" style:font-size-asian="14pt" style:font-size-complex="14pt" style:font-weight-complex="bold"/>
    </style:style>
    <style:style style:name="P8" style:family="paragraph" style:parent-style-name="Standard">
      <style:paragraph-properties fo:margin-left="0in" fo:margin-right="0in" fo:text-align="justify" style:justify-single-word="false" fo:text-indent="0.4925in" style:auto-text-indent="false" style:text-autospace="none"/>
    </style:style>
    <style:style style:name="P9" style:family="paragraph" style:parent-style-name="Standard">
      <style:paragraph-properties fo:margin-left="0in" fo:margin-right="0in" fo:text-align="justify" style:justify-single-word="false" fo:text-indent="0.4925in" style:auto-text-indent="false" style:text-autospace="non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in" fo:margin-right="0in" fo:text-align="justify" style:justify-single-word="false" fo:text-indent="0.4917in" style:auto-text-indent="false" style:text-autospace="none"/>
    </style:style>
    <style:style style:name="P11" style:family="paragraph" style:parent-style-name="Standard">
      <style:paragraph-properties fo:margin-left="0in" fo:margin-right="0in" fo:text-align="justify" style:justify-single-word="false" fo:text-indent="0.4917in" style:auto-text-indent="false" style:text-autospace="none"/>
      <style:text-properties fo:font-size="14pt" style:font-size-asian="14pt"/>
    </style:style>
    <style:style style:name="P12" style:family="paragraph" style:parent-style-name="Standard">
      <style:paragraph-properties fo:margin-left="0in" fo:margin-right="0in" fo:text-align="justify" style:justify-single-word="false" fo:text-indent="0.4917in" style:auto-text-indent="false" style:text-autospace="none"/>
      <style:text-properties fo:font-size="14pt" style:font-size-asian="14pt" style:font-size-complex="14pt"/>
    </style:style>
    <style:style style:name="P13" style:family="paragraph" style:parent-style-name="Standard" style:master-page-name="Standard">
      <style:paragraph-properties fo:text-align="center" style:justify-single-word="false" style:page-number="auto" style:text-autospace="none"/>
      <style:text-properties fo:font-size="14pt" fo:font-weight="bold" style:font-size-asian="14pt" style:font-weight-asian="bold" style:font-size-complex="14pt"/>
    </style:style>
    <style:style style:name="T1" style:family="text">
      <style:text-properties fo:font-weight="bold" style:font-weight-asian="bold" style:font-size-complex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14pt" style:font-weight-complex="bold"/>
    </style:style>
    <style:style style:name="T7" style:family="text">
      <style:text-properties fo:font-size="14pt" style:font-name-asian="Calibri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Порядок предоставления государственной услуги</text:p>
      <text:p text:style-name="P4"/>
      <text:p text:style-name="P4">1) исчерпывающий перечень документов, необходимых для предоставления государственной услуги</text:p>
      <text:p text:style-name="P4"/>
      <text:p text:style-name="P1"><text:span text:style-name="T5">Для предоставления государственной услуги Заявители представляют следующие документы:</text:span></text:p>
      <text:p text:style-name="P2"><text:bookmark text:name="P129"/><text:span text:style-name="T5">1 </text:span><text:span text:style-name="T3">Для постановки</text:span><text:span text:style-name="T5"> беспилотного воздушного судна </text:span><text:span text:style-name="T3">на учет</text:span><text:span text:style-name="T5">:</text:span></text:p>
      <text:p text:style-name="P2"><text:span text:style-name="T5">заявление, содержащее данные о беспилотном воздушном судне, его <text:s/>изготовителе и владельце (форма заявления указана в данном разделе сайта Росавиации);</text:span></text:p>
      <text:p text:style-name="P2"><text:span text:style-name="T5">фотографию беспилотного воздушного судна.</text:span></text:p>
      <text:p text:style-name="P9">Для постановки на учет нескольких, принадлежащих одному владельцу, беспилотных воздушных судов одного типа (наименования) может представляться одно заявление о постановке беспилотного воздушного судна на учет с указанием в нем серийных (идентификационных) номеров каждого беспилотного воздушного судна (при наличии).</text:p>
      <text:p text:style-name="P9">Для постановки на учет нескольких, принадлежащих одному владельцу, беспилотных воздушных судов различных типов (наименований) представляются отдельные заявления о постановке беспилотного воздушного судна на учет в отношении каждого типа (наименования) беспилотного воздушного судна.</text:p>
      <text:p text:style-name="P8"><text:bookmark text:name="P133"/><text:span text:style-name="T5">2 Для внесения изменений в учетную запись </text:span><text:span text:style-name="T3">при смене владельца беспилотного воздушного судна: </text:span></text:p>
      <text:p text:style-name="P8"><text:span text:style-name="T5">заявление о внесении изменений в учетную запись (подают предыдущий и новый владелец совместно, форма заявления указана в данном разделе сайта Росавиации), содержащее следующие сведения:</text:span></text:p>
      <text:p text:style-name="P9">а) учетный номер беспилотного воздушного судна;</text:p>
      <text:p text:style-name="P8"><text:span text:style-name="T5">б) сведения о новом владельце беспилотного воздушного судна;</text:span></text:p>
      <text:p text:style-name="P9">в) причины изменения сведений о владельце беспилотного воздушного судна (правовые основания смены владельца беспилотного воздушного судна (продажа, дарение или иное законное основание);</text:p>
      <text:p text:style-name="P9">г) дата изменения сведений о владельце беспилотного воздушного судна (дата передачи беспилотного воздушного судна от предыдущего владельца беспилотного воздушного судна новому владельцу беспилотного воздушного судна).</text:p>
      <text:p text:style-name="P8"><text:span text:style-name="T5">3 Для внесения изменений в учетную запись </text:span><text:span text:style-name="T3">при утере или хищении</text:span><text:span text:style-name="T5"> беспилотного воздушного судна: </text:span></text:p>
      <text:p text:style-name="P2"><text:span text:style-name="T5">заявление о внесении изменений в учетную запись в связи с утерей (хищением) беспилотного воздушного судна (форма заявления указана в данном разделе сайта Росавиации), <text:s/>содержащее:</text:span></text:p>
      <text:p text:style-name="P9">а) учетный номер беспилотного воздушного судна;</text:p>
      <text:p text:style-name="P9">б) основание для внесения изменений в учетную запись (утеря (хищение) беспилотного воздушного судна).</text:p>
      <text:p text:style-name="P8"><text:span text:style-name="T5">4 Для внесения изменений в учетную запись </text:span><text:span text:style-name="T3">при изменении информации о технических характеристиках беспилотного воздушного судна</text:span><text:span text:style-name="T5">: </text:span></text:p>
      <text:p text:style-name="P8"><text:span text:style-name="T5">заявление о внесении изменений в учетную запись (форма заявления указана в данном разделе сайта Росавиации), содержащее следующие сведения:</text:span></text:p>
      <text:p text:style-name="P9">а) учетный номер беспилотного воздушного судна;</text:p>
      <text:p text:style-name="P9">б) новые данные о технических характеристиках беспилотного воздушного судна.</text:p>
      <text:p text:style-name="P8"><text:bookmark text:name="P161"/><text:span text:style-name="T5">5 </text:span><text:span text:style-name="T3">Для снятия</text:span><text:span text:style-name="T5"> беспилотного воздушного судна с учета </text:span><text:span text:style-name="T3">в случае его разрушения или по просьбе Заявителя</text:span><text:span text:style-name="T5">:</text:span></text:p>
      <text:p text:style-name="P8"><text:soft-page-break/><text:span text:style-name="T5">заявление о снятии беспилотного воздушного судна с учета (форма заявления указана в данном разделе сайта Росавиации), содержащее следующие сведения:</text:span></text:p>
      <text:p text:style-name="P9">а) учетный номер беспилотного воздушного судна;</text:p>
      <text:p text:style-name="P8"><text:span text:style-name="T5">б) причина снятия беспилотного воздушного судна с учета (его разрушение, просьба владельца беспилотного воздушного судна).</text:span></text:p>
      <text:p text:style-name="P6"/>
      <text:p text:style-name="P4">2) круг заявителей</text:p>
      <text:p text:style-name="P11">Заявителями при предоставлении государственной услуги выступают </text:p>
      <text:p text:style-name="P3"><text:span text:style-name="T4">физические лица, не являющиеся индивидуальными предпринимателями, <text:s/>юридические лица, а также индивидуальные предприниматели </text:span><text:span text:style-name="T2">- </text:span><text:span text:style-name="T4">владельцы </text:span><text:span text:style-name="T7">беспилотных </text:span><text:span text:style-name="T5">гражданских</text:span><text:span text:style-name="T6"> воздушных судов с максимальной взлетной массой от 0,25 килограмма до 30 килограммов, ввезенных в Российскую Федерацию или произведенных в Российской Федерации</text:span></text:p>
      <text:p text:style-name="P7"/>
      <text:p text:style-name="P3"><text:span text:style-name="T3">Не подлежат учету беспилотные воздушные суда</text:span><text:span text:style-name="T5">, временно ввозимые иностранными гражданами на территорию Российской Федерации в целях участия в спортивных мероприятиях по авиамодельному спорту.</text:span></text:p>
      <text:p text:style-name="P12"/>
      <text:p text:style-name="P4">3) срок предоставления государственной услуги</text:p>
      <text:p text:style-name="P4"/>
      <text:p text:style-name="P2"><text:span text:style-name="T5">Предоставление государственной услуги осуществляется в срок не превышающий 10 рабочих дней со дня представления Заявителем заявления о предоставлении государственной услуги. </text:span></text:p>
      <text:p text:style-name="P2"><text:span text:style-name="T5">Срок направления Заявителю соответствующего уведомления составляет не более 3 рабочих дней со дня формирования учетной записи (отказа в постановке на учет), или внесения изменений (отказа во внесении изменений) в учетную запись, или снятия беспилотного воздушного судна с учета.</text:span></text:p>
      <text:p text:style-name="P6"/>
      <text:p text:style-name="P3"><text:span text:style-name="T3">4) результаты предоставления государственной услуги:</text:span></text:p>
      <text:p text:style-name="P4"/>
      <text:p text:style-name="P8"><text:span text:style-name="T5">внесение информации о беспилотном воздушном судне в базу данных о беспилотных воздушных судах (далее – база данных) с формированием учетной записи и учетного номера беспилотного воздушного судна (далее соответственно – учетная запись и учетный номер) а также направление владельцу беспилотного воздушного судна уведомления об учете беспилотного воздушного судна;</text:span></text:p>
      <text:p text:style-name="P9">отказ в постановке беспилотного воздушного судна на учет, а также направление владельцу беспилотного воздушного судна уведомления об отказе в учете беспилотного воздушного судна;</text:p>
      <text:p text:style-name="P9">внесение изменений в учетную запись беспилотного воздушного судна, а также направление владельцу беспилотного воздушного судна уведомления о внесении изменений в учетную запись; </text:p>
      <text:p text:style-name="P8"><text:span text:style-name="T5">отказ во внесении изменений в учетную запись, а также направление владельцу беспилотного воздушного судна уведомления об отказе во внесении изменений в учетную запись;</text:span></text:p>
      <text:p text:style-name="P8"><text:span text:style-name="T5">снятие беспилотного воздушного судна с учета, а также направление владельцу беспилотного воздушного судна уведомления о снятии беспилотного воздушного судна с учета.</text:span></text:p>
      <text:p text:style-name="P9"/>
      <text:p text:style-name="P3"><text:span text:style-name="T3">5) порядок предоставления результата <text:s/>государственной услуги</text:span></text:p>
      <text:p text:style-name="P10"><text:span text:style-name="T5">В срок, не более 3 рабочих дней со дня формирования учетной записи (отказа в постановке на учет) или внесения изменений (отказа во внесении изменений) в учетную запись, или снятия беспилотного воздушного судна с учета Заявителю направляется соответствующее уведомление  в форме электронного документа на электронную почту Заявителя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sPlusNormal" style:family="paragraph">
      <style:paragraph-properties fo:orphans="0" fo:widows="0" style:text-autospace="none"/>
      <style:text-properties style:use-window-font-color="true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Основной_20_шрифт_20_абзаца" style:display-name="Основной шрифт абзаца" style:family="text"/>
    <style:style style:name="ConsPlusNormal1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Медич Светлана</meta:initial-creator>
    <meta:creation-date>2020-01-29T16:15:00</meta:creation-date>
    <dc:creator>Медич Светлана</dc:creator>
    <dc:date>2020-01-29T16:15:00</dc:date>
    <meta:print-date>2019-10-07T13:26:00</meta:print-date>
    <meta:editing-cycles>2</meta:editing-cycles>
    <meta:editing-duration>PT1M</meta:editing-duration>
    <meta:document-statistic meta:table-count="0" meta:image-count="0" meta:object-count="0" meta:page-count="2" meta:paragraph-count="41" meta:word-count="706" meta:character-count="5662" meta:non-whitespace-character-count="4984"/>
    <meta:generator>LibreOffice/6.4.3.2$Linux_X86_64 LibreOffice_project/40$Build-2</meta:generator>
  </office:meta>
</office:document-meta>
</file>